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normal" officeooo:rsid="0020e0c8" officeooo:paragraph-rsid="0020e0c8"/>
    </style:style>
    <style:style style:name="P2"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bold" officeooo:rsid="0026893a" officeooo:paragraph-rsid="0020e0c8" style:font-weight-asian="normal" style:font-weight-complex="normal"/>
    </style:style>
    <style:style style:name="P3"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bold" officeooo:rsid="0026893a" officeooo:paragraph-rsid="00273499" style:font-weight-asian="normal" style:font-weight-complex="normal"/>
    </style:style>
    <style:style style:name="P4"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bold" officeooo:rsid="00273499" officeooo:paragraph-rsid="00273499" style:font-weight-asian="normal" style:font-weight-complex="normal"/>
    </style:style>
    <style:style style:name="P5"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officeooo:paragraph-rsid="0020e0c8"/>
    </style:style>
    <style:style style:name="P6" style:family="paragraph" style:parent-style-name="Preformatted_20_Text">
      <style:paragraph-properties fo:margin-top="0in" fo:margin-bottom="0in" loext:contextual-spacing="false" style:line-height-at-least="0.2291in" fo:text-align="justify" style:justify-single-word="false" fo:widows="1" fo:padding="0in" fo:border="none"/>
    </style:style>
    <style:style style:name="P7"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officeooo:paragraph-rsid="0020e0c8"/>
    </style:style>
    <style:style style:name="P8"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officeooo:paragraph-rsid="002fda69"/>
    </style:style>
    <style:style style:name="P9"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language="en" fo:country="US"/>
    </style:style>
    <style:style style:name="P10"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language="en" fo:country="US" officeooo:paragraph-rsid="0020e0c8"/>
    </style:style>
    <style:style style:name="P11" style:family="paragraph" style:parent-style-name="Preformatted_20_Text">
      <style:paragraph-properties fo:margin-left="0in" fo:margin-right="0in" fo:margin-top="0in" fo:margin-bottom="0in" loext:contextual-spacing="false" style:line-height-at-least="0.2291in" fo:text-align="justify" style:justify-single-word="false" fo:widows="1" fo:text-indent="0in" style:auto-text-indent="false" fo:padding="0in" fo:border="none"/>
      <style:text-properties fo:font-variant="normal" fo:text-transform="none" fo:color="#000000" fo:letter-spacing="normal" fo:language="en" fo:country="US" fo:font-style="normal" fo:font-weight="normal"/>
    </style:style>
    <style:style style:name="P12" style:family="paragraph" style:parent-style-name="Standard">
      <style:text-properties fo:language="en" fo:country="US"/>
    </style:style>
    <style:style style:name="P13"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color="#c9211e" fo:language="en" fo:country="US" officeooo:rsid="00329be6" officeooo:paragraph-rsid="00329be6"/>
    </style:style>
    <style:style style:name="T1" style:family="text">
      <style:text-properties fo:font-style="normal" fo:font-weight="normal" officeooo:rsid="0020e0c8"/>
    </style:style>
    <style:style style:name="T2" style:family="text">
      <style:text-properties fo:font-style="normal" fo:font-weight="bold" officeooo:rsid="0022d3d2" style:font-weight-asian="bold" style:font-weight-complex="bold"/>
    </style:style>
    <style:style style:name="T3" style:family="text">
      <style:text-properties officeooo:rsid="0020e0c8"/>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officeooo:rsid="0020e0c8"/>
    </style:style>
    <style:style style:name="T6" style:family="text">
      <style:text-properties fo:font-variant="normal" fo:text-transform="none" fo:color="#000000" fo:letter-spacing="normal" fo:font-style="normal" fo:font-weight="normal" officeooo:rsid="00244c97"/>
    </style:style>
    <style:style style:name="T7" style:family="text">
      <style:text-properties fo:font-variant="normal" fo:text-transform="none" fo:color="#000000" fo:letter-spacing="normal" fo:font-style="normal" fo:font-weight="normal" officeooo:rsid="002602fa"/>
    </style:style>
    <style:style style:name="T8" style:family="text">
      <style:text-properties fo:font-variant="normal" fo:text-transform="none" fo:color="#000000" fo:letter-spacing="normal" fo:language="en" fo:country="US"/>
    </style:style>
    <style:style style:name="T9" style:family="text">
      <style:text-properties fo:font-variant="normal" fo:text-transform="none" fo:color="#000000" fo:letter-spacing="normal" fo:language="en" fo:country="US" fo:font-style="normal" fo:font-weight="bold" officeooo:rsid="0026893a" style:font-weight-asian="normal" style:font-weight-complex="normal"/>
    </style:style>
    <style:style style:name="T10" style:family="text">
      <style:text-properties fo:font-variant="normal" fo:text-transform="none" fo:color="#000000" fo:letter-spacing="normal" fo:language="en" fo:country="US" fo:font-style="normal" fo:font-weight="bold" officeooo:rsid="002e202f" style:font-weight-asian="normal" style:font-weight-complex="normal"/>
    </style:style>
    <style:style style:name="T11" style:family="text">
      <style:text-properties fo:font-variant="normal" fo:text-transform="none" fo:color="#000000" fo:letter-spacing="normal" fo:language="en" fo:country="US" officeooo:rsid="0029e931"/>
    </style:style>
    <style:style style:name="T12" style:family="text">
      <style:text-properties fo:font-variant="normal" fo:text-transform="none" fo:color="#000000" style:font-name="Liberation Mono" fo:font-size="10pt" fo:letter-spacing="normal" fo:font-style="normal" fo:font-weight="normal" officeooo:rsid="003093d4" style:font-name-asian="DejaVu Sans Mono" style:font-size-asian="10pt" style:font-name-complex="Liberation Mono" style:font-size-complex="10pt"/>
    </style:style>
    <style:style style:name="T13" style:family="text">
      <style:text-properties fo:font-variant="normal" fo:text-transform="none" fo:color="#000000" style:font-name="Liberation Mono" fo:font-size="10pt" fo:letter-spacing="normal" fo:language="en" fo:country="US" fo:font-style="normal" fo:font-weight="normal" officeooo:rsid="00314720" style:font-name-asian="DejaVu Sans Mono" style:font-size-asian="10pt" style:font-name-complex="Liberation Mono" style:font-size-complex="10pt"/>
    </style:style>
    <style:style style:name="T14" style:family="text">
      <style:text-properties fo:font-variant="normal" fo:text-transform="none" fo:color="#000000" style:font-name="Liberation Mono" fo:font-size="10pt" fo:letter-spacing="normal" fo:language="en" fo:country="US" fo:font-style="normal" fo:font-weight="bold" officeooo:rsid="003093d4" style:font-name-asian="DejaVu Sans Mono" style:font-size-asian="10pt" style:font-weight-asian="normal" style:font-name-complex="Liberation Mono" style:font-size-complex="10pt" style:font-weight-complex="normal"/>
    </style:style>
    <style:style style:name="T15" style:family="text">
      <style:text-properties fo:font-variant="normal" fo:text-transform="none" fo:color="#000000" style:font-name="Liberation Mono" fo:font-size="10pt" fo:letter-spacing="normal" fo:language="en" fo:country="US" fo:font-style="normal" fo:font-weight="bold" officeooo:rsid="00314720" style:font-name-asian="DejaVu Sans Mono" style:font-size-asian="10pt" style:font-weight-asian="normal" style:font-name-complex="Liberation Mono" style:font-size-complex="10pt" style:font-weight-complex="normal"/>
    </style:style>
    <style:style style:name="T16" style:family="text">
      <style:text-properties fo:font-variant="normal" fo:text-transform="none" fo:color="#000000" style:font-name="Liberation Mono" fo:font-size="10pt" fo:letter-spacing="normal" fo:language="en" fo:country="US" officeooo:rsid="002fda69" style:font-name-asian="DejaVu Sans Mono" style:font-size-asian="10pt" style:font-name-complex="Liberation Mono" style:font-size-complex="10pt"/>
    </style:style>
    <style:style style:name="T17" style:family="text">
      <style:text-properties fo:font-variant="normal" fo:text-transform="none" fo:color="#000000" style:font-name="Liberation Mono" fo:font-size="10pt" fo:letter-spacing="normal" fo:language="en" fo:country="US" officeooo:rsid="00314720" style:font-name-asian="DejaVu Sans Mono" style:font-size-asian="10pt" style:font-name-complex="Liberation Mono"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yui_3_17_2_1_1518525505665_68"/>man(<text:span text:style-name="T3">IOS</text:span>) <text:s text:c="19"/><text:span text:style-name="T3">Specification Document</text:span> <text:s text:c="21"/>man(SEO)</text:p>
      <text:p text:style-name="P9"/>
      <text:p text:style-name="P13">not done!, help command</text:p>
      <text:p text:style-name="P9"/>
      <text:p text:style-name="P1">NAME</text:p>
      <text:p text:style-name="P10"><text:span text:style-name="T4"><text:s text:c="7"/></text:span><text:span text:style-name="T12">grep</text:span><text:span text:style-name="T5"> – </text:span><text:span text:style-name="T6">show </text:span><text:span text:style-name="T7">the </text:span><text:span text:style-name="T12">occurrences</text:span><text:span text:style-name="T7"> </text:span><text:span text:style-name="T12">of a string in lines and the number of them</text:span><text:span text:style-name="T7">.</text:span></text:p>
      <text:p text:style-name="P9"/>
      <text:p text:style-name="P1">SYNOPSIS</text:p>
      <text:p text:style-name="P10"><text:span text:style-name="T4"><text:s text:c="7"/></text:span><text:span text:style-name="T12">grep</text:span><text:span text:style-name="T5"> [</text:span><text:span text:style-name="T12">STRING</text:span><text:span text:style-name="T5">]... [FILE]...</text:span></text:p>
      <text:p text:style-name="P9"/>
      <text:p text:style-name="P1">DESCRIPTION</text:p>
      <text:p text:style-name="P10"><text:span text:style-name="T5"><text:tab/></text:span><text:span text:style-name="T12">Displays the entire lines where the given string occurs as well as the number of occurrences.</text:span></text:p>
      <text:p text:style-name="P2"/>
      <text:p text:style-name="P7"><text:span text:style-name="T9"><text:tab/>This command works using </text:span><text:span text:style-name="T14">open</text:span><text:span text:style-name="T9">(), </text:span><text:span text:style-name="T14">read</text:span><text:span text:style-name="T10">(), write()</text:span><text:span text:style-name="T9"> and </text:span><text:span text:style-name="T14">close</text:span><text:span text:style-name="T9">() system calls.</text:span></text:p>
      <text:p text:style-name="P3"/>
      <text:p text:style-name="P8"><text:span text:style-name="T9"><text:tab/></text:span><text:span text:style-name="T14">The grep command goes through each line of the file, analyzing all the containing characters, in order to find if there is a match between an array of characters found and the one given as argument. As the entire file has to be read, a </text:span><text:span text:style-name="T15">do </text:span><text:span text:style-name="T14">while loop is executed for the task, inside containing another one for storing the entire line in an array. Then a nested loop is used to find any matching between the two char arrays for then, printing the entire file that has the matching string as well as the number of occurrences. </text:span></text:p>
      <text:p text:style-name="P4"><text:tab/></text:p>
      <text:p text:style-name="P1">SEE ALSO</text:p>
      <text:p text:style-name="P6"><text:span text:style-name="T8"><text:tab/></text:span><text:span text:style-name="T11">In order to simplify the functioning of this command, printf() is used for formatted printing </text:span><text:span text:style-name="T16">of the </text:span><text:span text:style-name="T17">number of occurrences.</text:span></text:p>
      <text:p text:style-name="P9"/>
      <text:p text:style-name="P1">REPORTING BUGS</text:p>
      <text:p text:style-name="P5"><text:s text:c="7"/><text:span text:style-name="T1">write down here error that you have detected in your program and you can not correct. For example if you can not guarantee the answer when the argumen is a number. </text:span><text:span text:style-name="T2">Do not report errors that have been considered in error control.</text:span></text:p>
      <text:p text:style-name="P9"><text:tab/></text:p>
      <text:p text:style-name="P9"><text:tab/>...</text:p>
      <text:p text:style-name="P9"/>
      <text:p text:style-name="P1">AUTHOR</text:p>
      <text:p text:style-name="P7"><text:span text:style-name="T8"><text:tab/></text:span><text:span text:style-name="T13">The Wizard of OS team members.</text:span></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u"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u"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2-13T13:38:50.828376772</meta:creation-date>
    <dc:date>2021-03-30T12:09:39.766551866</dc:date>
    <meta:editing-duration>PT59M</meta:editing-duration>
    <meta:editing-cycles>17</meta:editing-cycles>
    <meta:generator>LibreOffice/6.4.6.2$Linux_X86_64 LibreOffice_project/40$Build-2</meta:generator>
    <meta:document-statistic meta:table-count="0" meta:image-count="0" meta:object-count="0" meta:page-count="1" meta:paragraph-count="19" meta:word-count="227" meta:character-count="1357" meta:non-whitespace-character-count="1076"/>
  </office:meta>
</office:document-meta>
</file>